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t</text:span> <text:span text:style-name="T2">solution</text:span> = [<text:span text:style-name="T3">'B'</text:span>,<text:span text:style-name="T3">'O'</text:span>,<text:span text:style-name="T3">'N'</text:span>,<text:span text:style-name="T3">'J'</text:span>,<text:span text:style-name="T3">'O'</text:span>,<text:span text:style-name="T3">'U'</text:span>,<text:span text:style-name="T3">'R'</text:span>];</text:p>
      <text:p text:style-name="P1"><text:span text:style-name="T1">let</text:span> <text:span text:style-name="T2">guess</text:span> = [<text:span text:style-name="T3">''</text:span>,<text:span text:style-name="T3">''</text:span>,<text:span text:style-name="T3">''</text:span>,<text:span text:style-name="T3">''</text:span>,<text:span text:style-name="T3">''</text:span>,<text:span text:style-name="T3">''</text:span>,<text:span text:style-name="T3">''</text:span>];</text:p>
      <text:p text:style-name="P1"><text:span text:style-name="T1">let</text:span> <text:span text:style-name="T2">y</text:span> = [];</text:p>
      <text:p text:style-name="P2"/>
      <text:p text:style-name="P1"><text:span text:style-name="T1">let</text:span> <text:span text:style-name="T4">guessLetter</text:span>= <text:span text:style-name="T1">function</text:span>() {</text:p>
      <text:p text:style-name="P1"><text:span text:style-name="T1">let</text:span> <text:span text:style-name="T2">x</text:span> = <text:span text:style-name="T5">0</text:span>;</text:p>
      <text:p text:style-name="P1"><text:span text:style-name="T1">let</text:span> <text:span text:style-name="T2">score</text:span>= <text:span text:style-name="T5">0</text:span>;</text:p>
      <text:p text:style-name="P1"><text:span text:style-name="T1">let</text:span> <text:span text:style-name="T2">guessVar</text:span> = <text:span text:style-name="T4">prompt</text:span>(<text:span text:style-name="T3">"devinez une lettre"</text:span>);</text:p>
      <text:p text:style-name="P1"><text:span text:style-name="T6">for</text:span> (<text:span text:style-name="T2">i</text:span>=<text:span text:style-name="T5">0</text:span>; <text:span text:style-name="T2">i</text:span>&lt;<text:span text:style-name="T2">solution</text:span>.<text:span text:style-name="T2">length</text:span>; <text:span text:style-name="T2">i</text:span>++) {</text:p>
      <text:p text:style-name="P2"/>
      <text:p text:style-name="P1"><text:span text:style-name="T6">if</text:span> (<text:span text:style-name="T2">solution</text:span>[<text:span text:style-name="T2">i</text:span>] == <text:span text:style-name="T2">guessVar</text:span>.<text:span text:style-name="T4">toUpperCase</text:span>()) {</text:p>
      <text:p text:style-name="P1"><text:span text:style-name="T2">guess</text:span>[<text:span text:style-name="T2">i</text:span>] = <text:span text:style-name="T2">solution</text:span>[<text:span text:style-name="T2">i</text:span>];</text:p>
      <text:p text:style-name="P1">} </text:p>
      <text:p text:style-name="P1">}</text:p>
      <text:p text:style-name="P2"/>
      <text:p text:style-name="P1"><text:span text:style-name="T2">repeat</text:span> = <text:span text:style-name="T5">0</text:span>;</text:p>
      <text:p text:style-name="P1"><text:span text:style-name="T6">for</text:span> (<text:span text:style-name="T2">i</text:span>=<text:span text:style-name="T5">0</text:span>;<text:span text:style-name="T2">i</text:span>&lt;<text:span text:style-name="T2">y</text:span>.<text:span text:style-name="T2">length</text:span>;<text:span text:style-name="T2">i</text:span>++) {</text:p>
      <text:p text:style-name="P1"><text:span text:style-name="T6">if</text:span> (<text:span text:style-name="T2">y</text:span>[<text:span text:style-name="T2">i</text:span>] == <text:span text:style-name="T2">guessVar</text:span>) {</text:p>
      <text:p text:style-name="P1"><text:span text:style-name="T2">repeat</text:span>++;</text:p>
      <text:p text:style-name="P1">}</text:p>
      <text:p text:style-name="P1">}</text:p>
      <text:p text:style-name="P1"><text:span text:style-name="T6">if</text:span> (<text:span text:style-name="T2">repeat</text:span> == <text:span text:style-name="T5">0</text:span>) {</text:p>
      <text:p text:style-name="P1"><text:span text:style-name="T2">y</text:span>.<text:span text:style-name="T4">push</text:span>(<text:span text:style-name="T2">guessVar</text:span>);</text:p>
      <text:p text:style-name="P1">}</text:p>
      <text:p text:style-name="P2"/>
      <text:p text:style-name="P2"/>
      <text:p text:style-name="P1"><text:span text:style-name="T4">alert</text:span>(<text:span text:style-name="T2">y</text:span>);</text:p>
      <text:p text:style-name="P1"><text:span text:style-name="T4">alert</text:span>(<text:span text:style-name="T2">guess</text:span>);</text:p>
      <text:p text:style-name="P4"/>
      <text:p text:style-name="P1"><text:span text:style-name="T6">for</text:span> (<text:span text:style-name="T2">i</text:span>=<text:span text:style-name="T5">0</text:span>;<text:span text:style-name="T2">i</text:span>&lt;<text:span text:style-name="T2">guess</text:span>.<text:span text:style-name="T2">length</text:span>; <text:span text:style-name="T2">i</text:span>++) {</text:p>
      <text:p text:style-name="P1"><text:span text:style-name="T6">if</text:span> (<text:span text:style-name="T2">guess</text:span>[<text:span text:style-name="T2">i</text:span>] == <text:span text:style-name="T3">''</text:span>) {</text:p>
      <text:p text:style-name="P1"><text:span text:style-name="T2">x</text:span> = <text:span text:style-name="T2">x</text:span> + <text:span text:style-name="T5">1</text:span>;</text:p>
      <text:p text:style-name="P1">}</text:p>
      <text:p text:style-name="P1"><text:span text:style-name="T6">else</text:span> <text:span text:style-name="T6">if</text:span> (<text:span text:style-name="T2">guess</text:span>[<text:span text:style-name="T2">i</text:span>] == <text:span text:style-name="T2">guessVar</text:span>) {</text:p>
      <text:p text:style-name="P1"><text:span text:style-name="T2">y</text:span>=<text:span text:style-name="T2">y</text:span>-<text:span text:style-name="T5">1</text:span>;</text:p>
      <text:p text:style-name="P1">}</text:p>
      <text:p text:style-name="P2"/>
      <text:p text:style-name="P1">}</text:p>
      <text:p text:style-name="P4"/>
      <text:p text:style-name="P1"><text:span text:style-name="T6">if</text:span> (<text:span text:style-name="T2">x</text:span> == <text:span text:style-name="T5">0</text:span>) {</text:p>
      <text:p text:style-name="P1"><text:span text:style-name="T4">alert</text:span>(<text:span text:style-name="T3">"félicitations. Vous n'avez raté que "</text:span> + (<text:span text:style-name="T2">y</text:span>.<text:span text:style-name="T2">length</text:span>-<text:span text:style-name="T5">6</text:span>) + <text:span text:style-name="T3">" fois"</text:span>);</text:p>
      <text:p text:style-name="P1">}</text:p>
      <text:p text:style-name="P1"><text:span text:style-name="T6">else</text:span> { </text:p>
      <text:p text:style-name="P1"><text:span text:style-name="T4">guessLetter</text:span>();</text:p>
      <text:p text:style-name="P1">}</text:p>
      <text:p text:style-name="P1">}</text:p>
      <text:p text:style-name="P3"><text:line-break/></text:p>
      <text:p text:style-name="P1"><text:soft-page-break/><text:span text:style-name="T4">guessLetter</text:span>();</text:p>
      <text:p text:style-name="P3"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34:37.466286883</meta:creation-date>
    <dc:date>2019-05-22T09:35:16.179569647</dc:date>
    <meta:editing-duration>PT42S</meta:editing-duration>
    <meta:editing-cycles>1</meta:editing-cycles>
    <meta:document-statistic meta:table-count="0" meta:image-count="0" meta:object-count="0" meta:page-count="2" meta:paragraph-count="41" meta:word-count="114" meta:character-count="650" meta:non-whitespace-character-count="569"/>
    <meta:generator>LibreOffice/6.0.7.3$Linux_X86_64 LibreOffice_project/00m0$Build-3</meta:generator>
  </office:meta>
</office:document-meta>
</file>